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Commentaire">
      <style:graphic-properties draw:textarea-vertical-align="middle" draw:auto-grow-height="false" fo:min-height="1.15cm" fo:min-width="3.9cm"/>
    </style:style>
    <style:style style:name="gr5" style:family="graphic" style:parent-style-name="Commentaire">
      <style:graphic-properties draw:textarea-vertical-align="middle" draw:auto-grow-height="false" fo:min-height="3.15cm" fo:min-width="3.5cm"/>
    </style:style>
    <style:style style:name="gr6" style:family="graphic" style:parent-style-name="Relation_20_Type">
      <style:graphic-properties draw:textarea-vertical-align="middle" draw:auto-grow-height="false" fo:min-height="0.25cm" fo:min-width="1.9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4.2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8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6.3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11" style:family="graphic" style:parent-style-name="Flèch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3cm" svg:height="1.4cm" svg:x="3.4cm" svg:y="2.2cm">
          <text:p text:style-name="P1">nn: wind energ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1.4cm" svg:x="13.7cm" svg:y="2.3cm">
          <text:p text:style-name="P1">nn: offshore wind energy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7cm" svg:y1="2.9cm" svg:x2="13.7cm" svg:y2="3cm" draw:start-shape="id1" draw:start-glue-point="1" draw:end-shape="id2" svg:d="M7700 2900l6000 100" svg:viewBox="0 0 6001 101">
          <text:p/>
        </draw:connector>
        <draw:custom-shape draw:style-name="gr4" draw:text-style-name="P1" draw:layer="layout" svg:width="4.4cm" svg:height="1.4cm" svg:x="3.2cm" svg:y="3.6cm">
          <text:p>key: "nn : wind energy"</text:p>
          <text:p>pilot: "wind energy"</text:p>
          <text:p>freq: 414</text:p>
          <text:p>spec: 4,5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13.7cm" svg:y="3.8cm">
          <text:p>key: "ann : offshore wind energy"</text:p>
          <text:p>pilot: "offshore wind energy"</text:p>
          <text:p>freq: 47</text:p>
          <text:p>Spec: 3,2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3.4cm" svg:x="8.9cm" svg:y="2.8cm">
          <text:p>vRules : "S-Eg-AN-(A|N)"</text:p>
          <text:p>isSyntag: true</text:p>
          <text:p>isMorph: false</text:p>
          <text:p>isDeriv: false</text:p>
          <text:p>isGraph: false</text:p>
          <text:p>isSem: false</text:p>
          <text:p>isPref: false</text:p>
          <text:p>isInfered : false</text:p>
          <text:p>IsExt : tru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cm" svg:height="0.5cm" svg:x="9.2cm" svg:y="2.3cm">
          <text:p text:style-name="P1">VARIA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4.7cm" svg:height="0.5cm" svg:x="2.2cm" svg:y="12.65cm">
          <text:p text:style-name="P1">ann: offshore wind turbine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3cm" svg:height="0.5cm" svg:x="5.85cm" svg:y="10.6cm">
          <text:p text:style-name="P1">nn: wind turbine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6.8cm" svg:height="0.5cm" svg:x="6.9cm" svg:y="14.9cm">
          <text:p text:style-name="P1">annn: offshore wind turbine technology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5cm" svg:height="0.5cm" svg:x="13.9cm" svg:y="11.7cm">
          <text:p text:style-name="P1">nnn: wind turbine technology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4.7cm" svg:height="0.5cm" svg:x="8.1cm" svg:y="12.65cm">
          <text:p text:style-name="P1">ann: modern wind turbin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7.5cm" svg:y1="11.1cm" svg:x2="4.55cm" svg:y2="12.65cm" draw:start-shape="id3" draw:start-glue-point="2" draw:end-shape="id4" draw:end-glue-point="0" svg:d="M7500 11100l-2950 1550" svg:viewBox="0 0 2951 1551">
          <text:p/>
        </draw:connector>
        <draw:connector draw:style-name="gr11" draw:text-style-name="P1" draw:layer="layout" draw:type="line" svg:x1="7.5cm" svg:y1="11.1cm" svg:x2="10.45cm" svg:y2="12.65cm" draw:start-shape="id3" draw:start-glue-point="2" draw:end-shape="id5" draw:end-glue-point="0" svg:d="M7500 11100l2950 1550" svg:viewBox="0 0 2951 1551">
          <text:p/>
        </draw:connector>
        <draw:connector draw:style-name="gr11" draw:text-style-name="P1" draw:layer="layout" draw:type="line" svg:x1="16.4cm" svg:y1="12.2cm" svg:x2="10.3cm" svg:y2="14.9cm" draw:start-shape="id6" draw:start-glue-point="2" draw:end-shape="id7" draw:end-glue-point="0" svg:d="M16400 12200l-6100 2700" svg:viewBox="0 0 6101 2701">
          <text:p/>
        </draw:connector>
        <draw:connector draw:style-name="gr11" draw:text-style-name="P1" draw:layer="layout" draw:type="line" svg:x1="4.55cm" svg:y1="13.15cm" svg:x2="10.301cm" svg:y2="14.9cm" draw:start-shape="id4" draw:start-glue-point="2" svg:d="M4550 13150l5751 1750" svg:viewBox="0 0 5752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  <style:style style:name="Relation_20_Type" style:display-name="Relation Type" style:family="graphic" style:parent-style-name="text">
      <style:graphic-properties draw:fill-gradient-name="Gradient_20_3" draw:fill-hatch-name="Hatching_20_1" draw:fill-image-name="Bitmap_20_1"/>
      <style:text-properties fo:font-size="10.5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5-09T11:50:48.497676224</dc:date>
    <dc:creator>Damien Cram</dc:creator>
    <meta:editing-duration>PT15M1S</meta:editing-duration>
    <meta:editing-cycles>6</meta:editing-cycles>
    <meta:generator>LibreOffice/5.1.6.2$Linux_X86_64 LibreOffice_project/10m0$Build-2</meta:generator>
    <meta:document-statistic meta:object-count="16"/>
  </office:meta>
</office:document-meta>
</file>